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2.33cm"/>
    </style:style>
    <style:style style:name="ro2" style:family="table-row">
      <style:table-row-properties style:row-height="2.329cm"/>
    </style:style>
    <style:style style:name="ro3" style:family="table-row">
      <style:table-row-properties style:row-height="0cm"/>
    </style:style>
    <style:style style:name="ce1" style:family="table-cell">
      <style:text-properties fo:font-size="48pt" style:font-size-asian="48pt" style:font-size-complex="48pt"/>
    </style:style>
    <style:style style:name="ce2" style:family="table-cell">
      <style:text-properties fo:font-size="44pt" style:font-size-asian="44pt" style:font-size-complex="44pt"/>
    </style:style>
    <style:style style:name="ce3" style:family="table-cell">
      <style:paragraph-properties fo:margin-left="0cm" fo:margin-right="0cm" fo:margin-top="0cm" fo:margin-bottom="0.403cm" fo:line-height="100%" fo:text-indent="0cm" style:text-autospace="ideograph-alpha" style:punctuation-wrap="hanging"/>
      <style:text-properties fo:font-size="44pt" style:font-size-asian="44pt" style:font-size-complex="44pt"/>
    </style:style>
    <style:style style:name="ce4" style:family="table-cell">
      <style:text-properties style:text-line-through-style="solid" style:text-line-through-type="single" fo:font-size="44pt" style:font-size-asian="44pt" style:font-size-complex="44pt"/>
    </style:style>
    <style:style style:name="ce5" style:family="table-cell">
      <style:paragraph-properties fo:margin-left="0cm" fo:margin-right="0cm" fo:margin-top="0cm" fo:margin-bottom="0.403cm" fo:line-height="100%" fo:text-indent="0cm" style:text-autospace="ideograph-alpha" style:punctuation-wrap="hanging"/>
      <style:text-properties style:text-line-through-style="solid" style:text-line-through-type="single" fo:font-size="44pt" style:font-size-asian="44pt" style:font-size-complex="44pt"/>
    </style:style>
    <style:style style:name="ce6" style:family="table-cell">
      <style:text-properties style:text-line-through-style="none" style:text-line-through-type="none" fo:font-size="44pt" style:font-size-asian="44pt" style:font-size-complex="44pt"/>
    </style:style>
    <style:style style:name="P1" style:family="paragraph">
      <style:text-properties fo:font-size="60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size="40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8pt" style:font-size-asian="36pt" style:font-size-complex="36pt"/>
    </style:style>
    <style:style style:name="P8" style:family="paragraph">
      <style:text-properties fo:font-size="40pt" style:font-size-asian="36pt" style:font-size-complex="36pt"/>
    </style:style>
    <style:style style:name="P9" style:family="paragraph">
      <style:text-properties fo:font-size="54pt" style:font-size-asian="40pt" style:font-size-complex="40pt"/>
    </style:style>
    <style:style style:name="P10" style:family="paragraph">
      <style:text-properties fo:font-size="88pt" style:font-size-asian="80pt" style:font-size-complex="80pt"/>
    </style:style>
    <style:style style:name="P11" style:family="paragraph">
      <style:text-properties fo:font-size="44pt" style:font-size-asian="40pt" style:font-size-complex="40pt"/>
    </style:style>
    <style:style style:name="P12" style:family="paragraph">
      <style:text-properties fo:font-size="80pt" style:font-size-asian="72pt" style:font-size-complex="72pt"/>
    </style:style>
    <style:style style:name="P1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4" style:family="paragraph">
      <style:text-properties fo:font-size="32pt" style:font-size-asian="28pt" style:font-size-complex="28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margin-left="0cm" fo:margin-right="0cm" fo:margin-top="0cm" fo:margin-bottom="0.403cm" fo:line-height="100%" fo:text-indent="0cm" style:text-autospace="ideograph-alpha" style:punctuation-wrap="hanging"/>
      <style:text-properties fo:font-size="44pt" style:font-size-asian="44pt" style:font-size-complex="44pt"/>
    </style:style>
    <style:style style:name="P18" style:family="paragraph">
      <style:text-properties style:text-line-through-style="solid" style:text-line-through-type="single" fo:font-size="44pt" style:font-size-asian="44pt" style:font-size-complex="44pt"/>
    </style:style>
    <style:style style:name="P19" style:family="paragraph">
      <style:paragraph-properties fo:margin-left="0cm" fo:margin-right="0cm" fo:margin-top="0cm" fo:margin-bottom="0.403cm" fo:line-height="100%" fo:text-indent="0cm" style:text-autospace="ideograph-alpha" style:punctuation-wrap="hanging"/>
      <style:text-properties style:text-line-through-style="solid" style:text-line-through-type="single" fo:font-size="44pt" style:font-size-asian="44pt" style:font-size-complex="44pt"/>
    </style:style>
    <style:style style:name="P20" style:family="paragraph">
      <style:text-properties style:text-line-through-style="none" style:text-line-through-type="none" fo:font-size="44pt" style:font-size-asian="44pt" style:font-size-complex="44pt"/>
    </style:style>
    <style:style style:name="P21" style:family="paragraph">
      <style:text-properties fo:font-size="66pt" style:font-size-asian="48pt" style:font-size-complex="48pt"/>
    </style:style>
    <style:style style:name="T1" style:family="text">
      <style:text-properties fo:font-size="60pt" style:font-size-asian="44pt" style:font-size-complex="44pt"/>
    </style:style>
    <style:style style:name="T2" style:family="text">
      <style:text-properties fo:font-size="54pt" style:font-size-asian="40pt" style:font-size-complex="40pt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48pt" style:font-size-asian="36pt" style:font-size-complex="36pt"/>
    </style:style>
    <style:style style:name="T5" style:family="text">
      <style:text-properties fo:font-size="40pt" style:font-size-asian="36pt" style:font-size-complex="36pt"/>
    </style:style>
    <style:style style:name="T6" style:family="text">
      <style:text-properties fo:font-size="88pt" style:font-size-asian="80pt" style:font-size-complex="80pt"/>
    </style:style>
    <style:style style:name="T7" style:family="text">
      <style:text-properties fo:font-size="44pt" style:font-size-asian="40pt" style:font-size-complex="40pt"/>
    </style:style>
    <style:style style:name="T8" style:family="text">
      <style:text-properties fo:font-size="80pt" style:font-size-asian="72pt" style:font-size-complex="72pt"/>
    </style:style>
    <style:style style:name="T9" style:family="text">
      <style:text-properties style:text-line-through-style="solid" style:text-line-through-type="single" fo:font-size="80pt" style:font-size-asian="72pt" style:font-size-complex="72pt"/>
    </style:style>
    <style:style style:name="T10" style:family="text">
      <style:text-properties fo:font-size="32pt" style:font-size-asian="28pt" style:font-size-complex="28pt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fo:font-size="66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Teams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2">Cursus</text:span></text:p>
          </draw:text-box>
        </draw:frame>
        <draw:frame draw:style-name="gr2" draw:text-style-name="P4" draw:layer="layout" svg:width="8.541cm" svg:height="2.173cm" svg:x="0.508cm" svg:y="10.922cm">
          <draw:text-box>
            <text:p text:style-name="P3"><text:span text:style-name="T3">Teamleiders</text:span></text:p>
          </draw:text-box>
        </draw:frame>
        <draw:frame draw:style-name="gr2" draw:text-style-name="P4" draw:layer="layout" svg:width="7.788cm" svg:height="2.173cm" svg:x="0.594cm" svg:y="16.002cm">
          <draw:text-box>
            <text:p text:style-name="P3"><text:span text:style-name="T3">Teamleden</text:span></text:p>
          </draw:text-box>
        </draw:frame>
        <draw:frame draw:style-name="gr3" draw:text-style-name="P4" draw:layer="layout" svg:width="9.398cm" svg:height="2.173cm" svg:x="18.034cm" svg:y="13.462cm">
          <draw:text-box>
            <text:p text:style-name="P3"><text:span text:style-name="T3">Pico’s</text:span></text:p>
          </draw:text-box>
        </draw:frame>
        <draw:frame draw:style-name="gr2" draw:text-style-name="P4" draw:layer="layout" svg:width="5.37cm" svg:height="2.173cm" svg:x="10.378cm" svg:y="4.685cm">
          <draw:text-box>
            <text:p text:style-name="P3"><text:span text:style-name="T3">Leiding</text:span></text:p>
          </draw:text-box>
        </draw:frame>
        <draw:line draw:style-name="gr4" draw:text-style-name="P5" draw:layer="layout" svg:x1="12.446cm" svg:y1="6.858cm" svg:x2="4.826cm" svg:y2="10.922cm">
          <text:p/>
        </draw:line>
        <draw:line draw:style-name="gr4" draw:text-style-name="P5" draw:layer="layout" svg:x1="12.446cm" svg:y1="6.858cm" svg:x2="19.558cm" svg:y2="13.462cm">
          <text:p/>
        </draw:line>
        <draw:line draw:style-name="gr4" draw:text-style-name="P5" draw:layer="layout" svg:x1="4.064cm" svg:y1="13.095cm" svg:x2="4.064cm" svg:y2="15.74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Moet je een team vormen?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Nee.</text:span></text:p>
              </text:list-item>
              <text:list-item>
                <text:p/>
              </text:list-item>
              <text:list-item>
                <text:p><text:span text:style-name="T5">Dan ben je een Pico</text:span></text:p>
              </text:list-item>
              <text:list-item>
                <text:p><text:span text:style-name="T5"><text:s/></text:span><text:span text:style-name="T5">* Processing</text:span></text:p>
              </text:list-item>
              <text:list-item>
                <text:p><text:span text:style-name="T5"><text:s/></text:span><text:span text:style-name="T5">* git</text:span>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1cm" svg:y="1.1cm" presentation:class="title" presentation:user-transformed="true">
          <draw:text-box>
            <text:p><text:span text:style-name="T2">Waarom team?</text:span></text:p>
          </draw:text-box>
        </draw:frame>
        <draw:frame presentation:style-name="pr6" draw:text-style-name="P1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<text:span text:style-name="T6"><text:s/></text:span><text:span text:style-name="T6">* Leerzaam</text:span></text:p>
              </text:list-header>
              <text:list-item>
                <text:p><text:span text:style-name="T6"><text:s/></text:span><text:span text:style-name="T6">* Gezellig</text:span></text:p>
              </text:list-item>
              <text:list-item>
                <text:p><text:span text:style-name="T6"><text:s/></text:span><text:span text:style-name="T6">* Vrijheid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Wat is een </text:span><text:span text:style-name="T2">team</text:span><text:span text:style-name="T4">?</text:span>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* 1 of meer teamleiders</text:span></text:p>
              </text:list-item>
              <text:list-item>
                <text:p><text:span text:style-name="T7"><text:s/></text:span><text:span text:style-name="T7">* 1 of meer teamleden</text:span></text:p>
              </text:list-item>
              <text:list-item>
                <text:p><text:span text:style-name="T7"><text:s/></text:span><text:span text:style-name="T7">* 1 GitLab pagina/proj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Wat is een teamleider?</text:span></text:p>
          </draw:text-box>
        </draw:frame>
        <draw:frame presentation:style-name="pr6" draw:text-style-name="P12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<text:s/></text:span><text:span text:style-name="T9">Is de </text:span><text:span text:style-name="T9">belangrijkste </text:span><text:span text:style-name="T9">van het team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Wat is een teamleider?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Bepaalt hoe het team is:</text:span></text:p>
              </text:list-item>
              <text:list-item>
                <text:p><text:span text:style-name="T5"><text:s/></text:span><text:span text:style-name="T5">* Project</text:span></text:p>
              </text:list-item>
              <text:list-item>
                <text:p><text:span text:style-name="T5"><text:s/></text:span><text:span text:style-name="T5">* Praat met leiding</text:span></text:p>
              </text:list-item>
              <text:list-item>
                <text:p><text:span text:style-name="T5"><text:s/></text:span><text:span text:style-name="T5">* Ervaring</text:span></text:p>
              </text:list-item>
              <text:list-item>
                <text:p><text:span text:style-name="T5"><text:s/></text:span><text:span text:style-name="T5">* Teampagina</text:span></text:p>
              </text:list-item>
              <text:list-item>
                <text:p><text:span text:style-name="T5"><text:s/></text:span><text:span text:style-name="T5">* Teamleden</text:span></text:p>
              </text:list-item>
              <text:list-item>
                <text:p><text:span text:style-name="T5"><text:s/></text:span><text:span text:style-name="T5">* Regel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 presentation:user-transformed="true">
          <draw:text-box>
            <text:p><text:span text:style-name="T2">Vandaag</text:span></text:p>
          </draw:text-box>
        </draw:frame>
        <draw:frame presentation:style-name="pr6" draw:text-style-name="P1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0"><text:s/></text:span><text:span text:style-name="T10">* Ronde 1: teamleiders stellen zich </text:span><text:span text:style-name="T10">voor</text:span></text:p>
              </text:list-item>
              <text:list-item>
                <text:p><text:span text:style-name="T10"><text:s/></text:span><text:span text:style-name="T10">* Ronde 2: leiders kiezen teamleden</text:span></text:p>
              </text:list-item>
              <text:list-item>
                <text:p><text:span text:style-name="T10"><text:s text:c="4"/></text:span><text:span text:style-name="T10">* Leerlingen mogen nee zeggen!</text:span></text:p>
              </text:list-item>
              <text:list-item>
                <text:p text:style-name="P13"><text:span text:style-name="T10"><text:s/></text:span><text:span text:style-name="T10">* Ronde 3: leerlingen kiezen </text:span><text:span text:style-name="T10">teamleider</text:span></text:p>
              </text:list-item>
              <text:list-item>
                <text:p text:style-name="P13"><text:span text:style-name="T10"><text:s text:c="4"/></text:span><text:span text:style-name="T10">* Teams mogen nee zeggen!</text:span></text:p>
                <text:p/>
              </text:list-item>
              <text:list-item>
                <text:p><text:span text:style-name="T10">Geen team? Probeer volgende week </text:span><text:span text:style-name="T10">opnieu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Ronde 1</text:span></text:p>
          </draw:text-box>
        </draw:frame>
        <draw:frame draw:style-name="standard" draw:layer="layout" svg:width="25.499cm" svg:height="4.659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5">Aad</text:p>
              </table:table-cell>
              <table:table-cell>
                <text:p text:style-name="P15">Bep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5.499cm" svg:height="11.648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6">Aad</text:p>
              </table:table-cell>
              <table:table-cell>
                <text:p text:style-name="P16">Bep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>
                <text:p text:style-name="P16">Clara</text:p>
              </table:table-cell>
              <table:table-cell>
                <text:p text:style-name="P16">Clara</text:p>
              </table:table-cell>
            </table:table-row>
            <table:table-row table:style-name="ro1">
              <table:table-cell table:style-name="ce3">
                <text:p text:style-name="P17">Debbie</text:p>
              </table:table-cell>
              <table:table-cell table:style-name="ce2">
                <text:p text:style-name="P16">Erik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Ronde 2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5.499cm" svg:height="11.648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6">Aad</text:p>
              </table:table-cell>
              <table:table-cell>
                <text:p text:style-name="P16">Bep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>
              <table:table-cell table:style-name="ce2">
                <text:p text:style-name="P16">Clara</text:p>
              </table:table-cell>
              <table:table-cell table:style-name="ce4">
                <text:p text:style-name="P18">Clara</text:p>
              </table:table-cell>
            </table:table-row>
            <table:table-row table:style-name="ro1">
              <table:table-cell table:style-name="ce5">
                <text:p text:style-name="P19">Debbie</text:p>
              </table:table-cell>
              <table:table-cell table:style-name="ce2">
                <text:p text:style-name="P16">Erik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Ronde 2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5.499cm" svg:height="11.187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6">Aad</text:p>
              </table:table-cell>
              <table:table-cell>
                <text:p text:style-name="P16">Bep</text:p>
              </table:table-cell>
            </table:table-row>
            <table:table-row table:style-name="ro1">
              <table:table-cell table:style-name="ce2">
                <text:p text:style-name="P16">Clara</text:p>
              </table:table-cell>
              <table:table-cell table:style-name="ce6">
                <text:p text:style-name="P20">Erik</text:p>
              </table:table-cell>
            </table:table-row>
            <table:table-row table:style-name="ro1">
              <table:table-cell table:style-name="ce5"/>
              <table:table-cell table:style-name="ce2"/>
            </table:table-row>
            <table:table-row table:style-name="ro3" table:default-cell-style-name="ce2">
              <table:table-cell>
                <text:p text:style-name="P16">Frits</text:p>
              </table:table-cell>
              <table:table-cell>
                <text:p text:style-name="P16">Debbie</text:p>
              </table:table-cell>
            </table:table-row>
            <table:table-row table:style-name="ro3" table:default-cell-style-name="ce2">
              <table:table-cell>
                <text:p text:style-name="P16">Gerrit</text:p>
              </table:table-cell>
              <table:table-cell>
                <text:p text:style-name="P16">Gerrit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Ronde 3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5.499cm" svg:height="10.983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6">Aad</text:p>
              </table:table-cell>
              <table:table-cell>
                <text:p text:style-name="P16">Bep</text:p>
              </table:table-cell>
            </table:table-row>
            <table:table-row table:style-name="ro1">
              <table:table-cell table:style-name="ce2">
                <text:p text:style-name="P16">Clara</text:p>
              </table:table-cell>
              <table:table-cell table:style-name="ce6">
                <text:p text:style-name="P20">Erik</text:p>
              </table:table-cell>
            </table:table-row>
            <table:table-row table:style-name="ro1">
              <table:table-cell table:style-name="ce5"/>
              <table:table-cell table:style-name="ce2"/>
            </table:table-row>
            <table:table-row table:style-name="ro3">
              <table:table-cell table:style-name="ce4">
                <text:p text:style-name="P18"><text:span text:style-name="T11">Frits</text:span></text:p>
              </table:table-cell>
              <table:table-cell table:style-name="ce2">
                <text:p text:style-name="P16">Debbie</text:p>
              </table:table-cell>
            </table:table-row>
            <table:table-row table:style-name="ro3">
              <table:table-cell table:style-name="ce2">
                <text:p text:style-name="P16">Gerrit</text:p>
              </table:table-cell>
              <table:table-cell table:style-name="ce4">
                <text:p text:style-name="P18"><text:span text:style-name="T11">Gerri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Ronde 3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26cm" svg:height="2.5cm" svg:x="1cm" svg:y="1cm" presentation:class="title" presentation:user-transformed="true">
          <draw:text-box>
            <text:p><text:span text:style-name="T12">Vragen?</text:span>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13:58:25.809526298</meta:creation-date>
    <meta:editing-duration>PT1H29M42S</meta:editing-duration>
    <meta:editing-cycles>60</meta:editing-cycles>
    <meta:generator>LibreOffice/6.3.3.2$Linux_X86_64 LibreOffice_project/30$Build-2</meta:generator>
    <dc:title>Alizarin</dc:title>
    <dc:date>2020-01-16T15:28:34.021790993</dc:date>
    <dc:subject>Teams</dc:subject>
    <meta:document-statistic meta:object-count="99"/>
  </office:meta>
</office:document-meta>
</file>